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C2" style:family="table-cell">
      <style:table-cell-properties fo:padding="0.097cm" fo:border-left="0.002cm solid #000000" fo:border-right="0.002cm solid #000000" fo:border-top="none" fo:border-bottom="0.002cm solid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02cm solid #000000" fo:border-right="none" fo:border-top="0.002cm solid #000000" fo:border-bottom="0.002cm solid #000000"/>
    </style:style>
    <style:style style:name="Tabel4.C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C2" style:family="table-cell">
      <style:table-cell-properties fo:padding="0.097cm" fo:border-left="0.002cm solid #000000" fo:border-right="0.002cm solid #000000" fo:border-top="none" fo:border-bottom="0.002cm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02cm solid #000000" fo:border-right="none" fo:border-top="0.002cm solid #000000" fo:border-bottom="0.002cm solid #000000"/>
    </style:style>
    <style:style style:name="Tabel5.C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C2" style:family="table-cell">
      <style:table-cell-properties fo:padding="0.097cm" fo:border-left="0.002cm solid #000000" fo:border-right="0.002cm solid #000000" fo:border-top="none" fo:border-bottom="0.002cm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02cm solid #000000" fo:border-right="none" fo:border-top="0.002cm solid #000000" fo:border-bottom="0.002cm solid #000000"/>
    </style:style>
    <style:style style:name="Tabel6.C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C2" style:family="table-cell">
      <style:table-cell-properties fo:padding="0.097cm" fo:border-left="0.002cm solid #000000" fo:border-right="0.002cm solid #000000" fo:border-top="none" fo:border-bottom="0.002cm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02cm solid #000000" fo:border-right="none" fo:border-top="0.002cm solid #000000" fo:border-bottom="0.002cm solid #000000"/>
    </style:style>
    <style:style style:name="Tabel7.C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Heading_20_1">
      <style:paragraph-properties fo:break-before="page"/>
    </style:style>
    <style:style style:name="P3" style:family="paragraph" style:parent-style-name="Heading_20_1" style:list-style-name="">
      <style:paragraph-properties fo:break-before="pag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
    <style:style style:name="P7" style:family="paragraph" style:parent-style-name="Text_20_body" style:list-style-name="L3"/>
    <style:style style:name="P8" style:family="paragraph" style:parent-style-name="Text_20_body" style:list-style-name="L4"/>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cope and purpose of this document</text:h>
      <text:p text:style-name="Text_20_body">This document is intended to be a stand-alone specification of what is henceforth called "Preforma TIFF".</text:p>
      <text:p text:style-name="Text_20_body">Preforma TIFF is a subset of TIFF. The subset is chosen such that it meets specific goals. The most important ones are...</text:p>
      <text:list xml:id="list30296462" text:style-name="L1">
        <text:list-item>
          <text:p text:style-name="P4">It needs to enjoy wide decoder support. Most, of not nearly all mainstream TIFF decoders and viewers need to be able to decode and render any Preforma TIFF file correctly.</text:p>
        </text:list-item>
        <text:list-item>
          <text:p text:style-name="P4">It needs to circumvent anything that is ambigious in the existing TIFF specifications, as well as real-life practice. We need a subset that contains only what anyone can unambigiously agree upon, now and in the foreseeable future.</text:p>
        </text:list-item>
        <text:list-item>
          <text:p text:style-name="P4">It needs to be free of patents and licence restrictions. Whilst in our opinion compression support is an absolute requirement, the subset needs to be chosen such that any implied technology is free to use, and all required specifications are freely available and widely adopted.</text:p>
        </text:list-item>
        <text:list-item>
          <text:p text:style-name="P4">It needs to cover the needs of the target user base. For instance, many digitisation and archival project struggle with a strict budget, and computer equipment is often times limited in many ways. The Preforma TIFF subset needs to be chosen such that it does not involve unnecesarly large processing or storage needs.</text:p>
        </text:list-item>
      </text:list>
      <text:p text:style-name="Text_20_body">Whilst Preforma TIFF is a subset of TIFF, this document is meant to evolve into a stand-alone specification, for several reasons. </text:p>
      <text:list xml:id="list30297216" text:style-name="L2">
        <text:list-item>
          <text:p text:style-name="P5">Most importantly, this will enable us to eliminate any troublesome licencing issues that surround other specifications.</text:p>
        </text:list-item>
        <text:list-item>
          <text:p text:style-name="P5">Secondly, centralization of all required specification into a single document will ease implementation and conformance checking.</text:p>
        </text:list-item>
        <text:list-item>
          <text:p text:style-name="P5">Last, but certainly not least, this document aims to specify more then just a particular TIFF subset. It also contains guidelines for conformance checking, our knowledge on many issues that real-life practical TIFF-centered applications may encounter, a specification for required functionality in the Preforma TIFF auto-corrector that aims to convert (possibly incorrect) TIFF to Preforma TIFF, etc. As such, this document is also intented to become a practical guideline in the devolopment of the Preforma TIFF tools.</text:p>
        </text:list-item>
      </text:list>
      <text:p text:style-name="Text_20_body">At this stage, we consider this document a proposal and draft, rather then a finalized product. In particular, where adequately motivated, we will include functionality that we feel may be required in the target application of this file format and these tools, even if it is outside the scope of what was previously considered. However, we do not intend anything included in this document to be non-negotiatible or final. At this stage, this document is a proposal, designed such that parts of it can be rejected with minimal impact on other parts that may get approval.</text:p>
      <text:p text:style-name="Text_20_body">To ease this process, appendix A contains an exhaustive enumeration of the particular parts and issues that require evaluation.</text:p>
      <text:h text:style-name="P2" text:outline-level="1">1. Preforma TIFF file header</text:h>
      <table:table table:name="Tabel1" table:style-name="Tabel1">
        <table:table-column table:style-name="Tabel1.A" table:number-columns-repeated="3"/>
        <table:table-row>
          <table:table-cell table:style-name="Tabel1.A1" office:value-type="string">
            <text:p text:style-name="P1">Offset in file</text:p>
          </table:table-cell>
          <table:table-cell table:style-name="Tabel1.A1" office:value-type="string">
            <text:p text:style-name="P1">Datatype</text:p>
          </table:table-cell>
          <table:table-cell table:style-name="Tabel1.C1" office:value-type="string">
            <text:p text:style-name="P1">Value</text:p>
          </table:table-cell>
        </table:table-row>
        <table:table-row>
          <table:table-cell table:style-name="Tabel1.A2" office:value-type="string">
            <text:p text:style-name="Table_20_Contents">0</text:p>
          </table:table-cell>
          <table:table-cell table:style-name="Tabel1.A2" office:value-type="string">
            <text:p text:style-name="Table_20_Contents">Unsigned 16bit integer</text:p>
          </table:table-cell>
          <table:table-cell table:style-name="Tabel1.C2" office:value-type="string">
            <text:p text:style-name="Table_20_Contents">ASCII "II" or "MM"</text:p>
          </table:table-cell>
        </table:table-row>
        <table:table-row>
          <table:table-cell table:style-name="Tabel1.A2" office:value-type="string">
            <text:p text:style-name="Table_20_Contents">2</text:p>
          </table:table-cell>
          <table:table-cell table:style-name="Tabel1.A2" office:value-type="string">
            <text:p text:style-name="Table_20_Contents">Unsigned 16bit integer</text:p>
          </table:table-cell>
          <table:table-cell table:style-name="Tabel1.C2" office:value-type="string">
            <text:p text:style-name="Table_20_Contents">Version number</text:p>
          </table:table-cell>
        </table:table-row>
      </table:table>
      <text:p text:style-name="Text_20_body"/>
      <text:p text:style-name="Text_20_body">The first two bytes in Preforma TIFF are required to have the same value. This value is either ASCII "I" (decimal 73, hex 49) or ASCII "M" (decimal 77, hex 4D).</text:p>
      <text:p text:style-name="Text_20_body">These first two bytes are the byte order indicator. "M" is historically short for "Motorola", "I" is short for "Intel". "M" indicates network byte order, higher order bytes come first. "I" indicates reversed byte order, higher order bytes come last.</text:p>
      <text:p text:style-name="Text_20_body">This byte order indicator applies to anything that follows, from the subsequent version number, other members of the header specified below, all data members of the IFD structure, all tag values, up to and including even the actual image pixel color data.</text:p>
      <text:p text:style-name="Text_20_body">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al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Text_20_body">We eliminate this ambiguity in Preforma TIFF by limiting image data to 8bit or 16bit integer, and 32bit or 64bit floating point.</text:p>
      <text:p text:style-name="Text_20_body">In real-life TIFF, it is not uncommon to see lowercase "ii" or lowercase "mm". The Preforma TIFF auto-corrector is required to change these incorrect values into "II" or "MM" respectively. The Preforma TIFF compliance checker needs to issue a non-fatal warning.</text:p>
      <text:p text:style-name="Text_20_body">Any other values, as well as premature EOF at this stage, needs to be regarded a fatal error in the Preforma TIFF auto-corrector, compliance checker and decoder.</text:p>
      <text:p text:style-name="Text_20_body">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urs if they intend to claim support for the full TIFF specification. Preforma TIFF allows both byte order flavours, thus any complete Preforma TIFF decoder needs to support both.</text:p>
      <text:p text:style-name="Text_20_body">The unsigned 16bit version number immediately follows the byte order indicator. Its value is either 42, for "ClassicTIFF", or 43, for "BigTIFF". The difference between these flavou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We do however propose to include BigTIFF in Preforma TIFF for obvious reasons. Preforma TIFF is being targeted at users that commonly deal with very large images, whilst the Preforma TIFF standard itself is aimed to be long-lived and thus needs to be future-proof.</text:p>
      <text:p text:style-name="Text_20_body">In real-life, it is not uncommon to encounter perfectly formed TIFF files that have a version number different from 42 and 43. This is most often generated when software designers don't feel up to the task of inventing a new file format and implementing a proprietary codec, but wish to eliminate data <text:soft-page-break/>interchange nonetheless. For this reason, the Preforma TIFF auto-corrector is required to change any version number value different from 42 and 43, into 42. The Preforma TIFF compliance checker needs to issue a non-fatal warning.</text:p>
      <text:p text:style-name="Text_20_body">Premature EOF at this stage, needs to be regarded a fatal error, in the Preforma TIFF auto-corrector and compliance checker and decoder.</text:p>
      <text:p text:style-name="Text_20_body">As usual, TIFF or Preforma TIFF encoders may chose to not support either ClassicTIFF, or BigTIFF. Decoders, however, need to support both.</text:p>
      <text:p text:style-name="Text_20_body">The second and final part of the header depends on this TIFF version.</text:p>
      <text:h text:style-name="Heading_20_2" text:outline-level="2">ClassicTIFF</text:h>
      <table:table table:name="Tabel2" table:style-name="Tabel2">
        <table:table-column table:style-name="Tabel2.A" table:number-columns-repeated="3"/>
        <table:table-row>
          <table:table-cell table:style-name="Tabel2.A1" office:value-type="string">
            <text:p text:style-name="P1">Offset in file</text:p>
          </table:table-cell>
          <table:table-cell table:style-name="Tabel2.A1" office:value-type="string">
            <text:p text:style-name="P1">Datatype</text:p>
          </table:table-cell>
          <table:table-cell table:style-name="Tabel2.C1" office:value-type="string">
            <text:p text:style-name="P1">Value</text:p>
          </table:table-cell>
        </table:table-row>
        <table:table-row>
          <table:table-cell table:style-name="Tabel2.A2" office:value-type="string">
            <text:p text:style-name="Table_20_Contents">4</text:p>
          </table:table-cell>
          <table:table-cell table:style-name="Tabel2.A2" office:value-type="string">
            <text:p text:style-name="Table_20_Contents">Unsigned 32bit integer</text:p>
          </table:table-cell>
          <table:table-cell table:style-name="Tabel2.C2" office:value-type="string">
            <text:p text:style-name="Table_20_Contents">File offset of first IFD</text:p>
          </table:table-cell>
        </table:table-row>
      </table:table>
      <text:p text:style-name="Text_20_body"/>
      <text:p text:style-name="Text_20_body">This second and final part of the Preforma ClassicTIFF header specifies a 4 byte unsigned integer value that is the file offset of the first IFD. IFD structures are explained below.</text:p>
      <text:p text:style-name="Text_20_body">Any value of this field is to be taken as is. It might be clearly incorrect. For example, it might point to EOF or a position beyond EOF, or it might point to a postion inside the file header. Still, at this point this is not to be regarded an error, for reasons explained below, in the IFD structure specification section.</text:p>
      <text:p text:style-name="Text_20_body">Premature EOF at this stage, needs to be regarded a fatal error, in the Preforma TIFF auto-corrector and compliance checker and decoder.</text:p>
      <text:p text:style-name="Text_20_body">The Preforma ClassicTIFF file header is thus 8 bytes long.</text:p>
      <text:h text:style-name="Heading_20_2" text:outline-level="2">BigTIFF</text:h>
      <table:table table:name="Tabel3" table:style-name="Tabel3">
        <table:table-column table:style-name="Tabel3.A" table:number-columns-repeated="3"/>
        <table:table-row>
          <table:table-cell table:style-name="Tabel3.A1" office:value-type="string">
            <text:p text:style-name="P1">Offset in file</text:p>
          </table:table-cell>
          <table:table-cell table:style-name="Tabel3.A1" office:value-type="string">
            <text:p text:style-name="P1">Datatype</text:p>
          </table:table-cell>
          <table:table-cell table:style-name="Tabel3.C1" office:value-type="string">
            <text:p text:style-name="P1">Value</text:p>
          </table:table-cell>
        </table:table-row>
        <table:table-row>
          <table:table-cell table:style-name="Tabel3.A2" office:value-type="string">
            <text:p text:style-name="Table_20_Contents">4</text:p>
          </table:table-cell>
          <table:table-cell table:style-name="Tabel3.A2" office:value-type="string">
            <text:p text:style-name="Table_20_Contents">Unsigned 16bit integer</text:p>
          </table:table-cell>
          <table:table-cell table:style-name="Tabel3.C2" office:value-type="string">
            <text:p text:style-name="Table_20_Contents">8</text:p>
          </table:table-cell>
        </table:table-row>
        <table:table-row>
          <table:table-cell table:style-name="Tabel3.A2" office:value-type="string">
            <text:p text:style-name="Table_20_Contents">6</text:p>
          </table:table-cell>
          <table:table-cell table:style-name="Tabel3.A2" office:value-type="string">
            <text:p text:style-name="Table_20_Contents">Unsigned 16bit integer</text:p>
          </table:table-cell>
          <table:table-cell table:style-name="Tabel3.C2" office:value-type="string">
            <text:p text:style-name="Table_20_Contents">0</text:p>
          </table:table-cell>
        </table:table-row>
        <table:table-row>
          <table:table-cell table:style-name="Tabel3.A2" office:value-type="string">
            <text:p text:style-name="Table_20_Contents">8</text:p>
          </table:table-cell>
          <table:table-cell table:style-name="Tabel3.A2" office:value-type="string">
            <text:p text:style-name="Table_20_Contents">Unsigned 64bit integer</text:p>
          </table:table-cell>
          <table:table-cell table:style-name="Tabel3.C2" office:value-type="string">
            <text:p text:style-name="Table_20_Contents">File offset of first IFD</text:p>
          </table:table-cell>
        </table:table-row>
      </table:table>
      <text:p text:style-name="Text_20_body"/>
      <text:p text:style-name="Text_20_body">This second and final part of the Preforma BigTIFF header starts of with 2 unsigned 16bit integer members, with fixed values, respecively 8 and 0.</text:p>
      <text:p text:style-name="Text_20_body">If these members have any other values, the Preforma TIFF auto-corrector needs to correct them, and issue a non-fatal warning. A Preforma TIFF compliance checker needs to issue a non-fatal warning. A decoder may choose to ignore incorrect values, or fail on them, depending on the desired tolerance trade-off, and it may issue a warning, depending on the desired level of verbosity.</text:p>
      <text:p text:style-name="Text_20_body">Immediatelly following these two members, is an 8 byte unsigned integer value that is the file <text:s/>offset of the first IFD. IFD structures are explained below.</text:p>
      <text:p text:style-name="Text_20_body">Any value of this field is to be taken as is. It might be clearly incorrect. For example, it might point to EOF or a position beyond EOF, or it might point to a postion inside the file header. Still, at this point this is not to be regarded an error, for reasons explained below, in the IFD structure specification section.</text:p>
      <text:p text:style-name="Text_20_body">Premature EOF at this stage, needs to be regarded a fatal error, in the Preforma TIFF auto-corrector and compliance checker and any decoder.</text:p>
      <text:p text:style-name="Text_20_body"><text:soft-page-break/>The Preforma BigTIFF file header is thus 16 bytes long.</text:p>
      <text:h text:style-name="P3" text:outline-level="1">2. Data block order, location, and organisation</text:h>
      <text:h text:style-name="P6" text:outline-level="1">Any data block in TIFF is either the file header specified in previous section, or...</text:h>
      <text:list xml:id="list30310204" text:style-name="L3">
        <text:list-item>
          <text:h text:style-name="P7" text:outline-level="1">a TIFF IFD</text:h>
        </text:list-item>
        <text:list-item>
          <text:h text:style-name="P7" text:outline-level="1">Tag data</text:h>
        </text:list-item>
        <text:list-item>
          <text:h text:style-name="P7" text:outline-level="1">image strip or tile</text:h>
        </text:list-item>
      </text:list>
      <text:h text:style-name="P6" text:outline-level="1">A TIFF IFD more or less corresponds to a single raster image. It contains tags. A tag is more or less a data member in the IFD. Its tag type, specified with an unsigned 16bit integer ID, indicates what exact data is given. For example, the tag with ID 256 can be used to indicate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he raster's pixel color data is divided into rectangular parts, either strips or tiles. Their file offsets and lengths are specified in dedicated tags.</text:h>
      <text:h text:style-name="P6" text:outline-level="1">There is no other type of data structure inside a TIFF file. Except for the file header, there is no fixed order or location for any of these data structures. A member in the file header points to the primary IFD, and IFDs can point to a subsequent IFD. IFDs contain tags, and can point to tag data. Tag data can be the offset of other IFDs. A few specified tag types can point to image strips or tiles.</text:h>
      <text:h text:style-name="P6" text:outline-level="1">These are the only possible ways for data structures, inside a TIFF file, to point to other data structures, and they are fully specified in this document. With the exception of these fully specified pointers, each data block needs to be fully self-contained and relocatable, meaning it cannot point to any outside position, and any pointer to an inside position must be relative to the block offset.</text:h>
      <text:h text:style-name="P6" text:outline-level="1">Additonally, any data block is supposed to be linked from only one location. For example, if multiple pages in a TIFF file include the same color palette specification, they are required to each link to their own instance of that color palette tag data.</text:h>
      <text:h text:style-name="P6" text:outline-level="1">This serves multiple purposes...</text:h>
      <text:list xml:id="list30300744" text:style-name="L4">
        <text:list-item>
          <text:h text:style-name="P8" text:outline-level="1">Encoders can flush data in any order they see fit. They never need huge buffers. This is important because encoders can be low-memory devices like faxes and scanners.</text:h>
        </text:list-item>
        <text:list-item>
          <text:h text:style-name="P8" text:outline-level="1">This scheme supports extendability and encoding of data that is only meaningfull in a particular context, whilst on the other hand also supporting TIFF manipulation software like page deletion, reordering, appending or inserting pages from one TIFF into another, or splitting multi-page TIFF files into multiple single-page files, etc. Any application that is aware of the few fully specified inter-block pointers, can do any relinking or relocating manipulation and need not be aware of the exact meaning of all contained data.</text:h>
        </text:list-item>
      </text:list>
      <text:h text:style-name="P6" text:outline-level="1">In the specific context of Preforma TIFF there is an additional benefit. The Preforma TIFF auto-corrector and compliance checker trace the usage of the complete addressing space inside a TIFF file. Thus, incorrect overlapping blocks can be detected which usually indicates bad corruption of a file, and unused ranges can be detected. In real-life TIFF usage, such unused ranges sometimes encode application-specific data in a non-interchangable way. They can also impose a security issue, in the sense that they remain "hidden" to most, and possibly not all. At the very least, they are inefficient usage of storage space, and that is of course of interest to the target Preforma TIFF user that often times attempts to build vast archives.</text:h>
      <text:h text:style-name="P6" text:outline-level="1">The Preforma TIFF auto-corrector detect the presence of unused ranges, issues a non-fatal warning and converts to a more densly packed output without unused space. The Preforma TIFF compliance checker issues a non-fatal warning. Decoders are not required or even expected to detect any of <text:soft-page-break/>these issues.</text:h>
      <text:h text:style-name="P2" text:outline-level="1">3. IFD tree</text:h>
      <text:p text:style-name="Text_20_body">In TIFF, the original historical meaning of the acronym "IFD" was "Image File Directory". It corresponded more or less to a single raster structure, a single two-dimensional array of pixel color values with appropriate meta data like array dimensions, resolution, specification of used color space, etc.</text:p>
      <text:p text:style-name="Text_20_body">This scheme evolved in several different ways. Since the top level was actually designed to be a single-linked list of IFD structures, rather then a single IFD structure, TIFF quite naturally became a multi-raster format. There was however no good way to encode and convey all possible meanings of this multi-raster list. Were these different planes of the same image? Different layers? Different pages in a scan? A base image and multiple possible masks? A base image and convenient premade more managable downsampled versions thereof? Some attempts were made to standardize specification of these intended relations between the different rasters, and some of these standards still live on today in real-life practical TIFF usage.</text:p>
      <text:p text:style-name="Text_20_body">It became clear, however, that standards could not foresee every possible multi-raster relation in every possible application and encoding context. On top of that, there was a problem with compatibility between software with different levels of support of different versions of these standards. For example, software that could be instructed to "delete the second image in the list" could work perfectly fine on some TIFFs produced by fax machines even if it was limited to regarding every single IFD as an independent image, but it could equally actually corrupt data in some sense if it was applied to TIFFs that specified the second IFD to be merely a layer of an image. Things got ambigiuous and complicated, decoders needed to scan ahead in order to make sure subsequent IFDs didn't impact previous ones, but most didn't and adoption was not wide-spread.</text:p>
      <text:p text:style-name="Text_20_body">It became clear that a different strategy was to be applied. Modern practical usage of TIFF regards every IFD in this top-level linked list as a single independent page of a multi-page document. No raster relation is to be specified at this level, ensuring compatibility with modern decoders but also ancient naive and raster-relation-unaware decoders as well as ancient decoders that attempt to support any of these old raster relation specification standards. Any page is to be completely represented by a single raster, at this top level, thus ensuring the capability to decode and render at least that, even if the decoder doesn't quite understand any subsequent related multi-raster specification of the same page. An encoder can next link several additional single-linked IFD lists to any single IFD. For example, such an additional single-lined IFD list could contain downsampled versions of this same page, and there exists a standard tag to link exactly this IFD list. But an encoder could equally easilly link a list of masks that may be applied to this page, for reasons and purposes known only in the specific context of that encoder, and it could use a private tag to do this. Unaware decoders might choose to use the list of downsampled versions, but safely ignore the list of application-specific masks.</text:p>
      <text:p text:style-name="Text_20_body">Thus, the IFD list becomes an IFD tree. Base page relations are clear to everyone. Some additions to any particular page in the base page list, may be supported by some decoders, ignored by others. Some additions may have no meaning outside of an particular application context, but still interchange of basic page image is guaranteed and any software can safely apply any page operation such as deletion, insertion, and reordering.</text:p>
      <text:p text:style-name="Text_20_body">This is important in the context of Preforma TIFF because it motivates the choice to limit the Preforma TIFF subset to the modern practical and unambigious multi-page scheme. The target user of Preforma TIFF often deals with big images and is likely to decode on machines with limited processing power, so inclusion of downsampled versions up to thumbnails can be important. Also, the Preforma TIFF auto-corrector is required to correctly interpret some of the least ambigious old-style raster-relation specifications in input TIFFs and convert them to compliant Preforma TIFF <text:soft-page-break/>page lists.</text:p>
      <text:p text:style-name="Text_20_body">The first subsection below specifies the IFD structure. Next, we build on this and specify the Preforma TIFF IFD tree. In the final subsection, we specify this "least ambigious old-style raster-relation specification" that is not part of the Preforma TIFF subset, but is to be understood and converted by the Preforma TIFF auto-corrector.</text:p>
      <text:p text:style-name="Text_20_body">In TIFF, this IFD organisation also evolved to eventually include IFDs that don't actually specify a raster image. The most common example, is the EXIF IFD.</text:p>
      <text:p text:style-name="Text_20_body">This, too, is important in the context of the Preforma TIFF auto-corrector, even though EXIF or any non-image IFD usage is not actually a part of the Preforma TIFF subset. The auto-corrector needs to be able to understand and eliminate this type of data. This auto-correction action, too, is explained in the final subsection.</text:p>
      <text:h text:style-name="Heading_20_2" text:outline-level="2">3.1. The IFD structure</text:h>
      <text:p text:style-name="Text_20_body">The length and datatypes of this structure, depends on the TIFF version (ClassicTIFF or BigTIFF). The actual members of this structure, and their meaning, does not.</text:p>
      <text:p text:style-name="Text_20_body">ClassicTIFF IFD structure is...</text:p>
      <table:table table:name="Tabel4" table:style-name="Tabel4">
        <table:table-column table:style-name="Tabel4.A" table:number-columns-repeated="3"/>
        <table:table-row>
          <table:table-cell table:style-name="Tabel4.A1" office:value-type="string">
            <text:p text:style-name="P1">Offset in IFD structure</text:p>
          </table:table-cell>
          <table:table-cell table:style-name="Tabel4.A1" office:value-type="string">
            <text:p text:style-name="P1">Datatype</text:p>
          </table:table-cell>
          <table:table-cell table:style-name="Tabel4.C1" office:value-type="string">
            <text:p text:style-name="P1">Value</text:p>
          </table:table-cell>
        </table:table-row>
        <table:table-row>
          <table:table-cell table:style-name="Tabel4.A2" office:value-type="string">
            <text:p text:style-name="Table_20_Contents">0</text:p>
          </table:table-cell>
          <table:table-cell table:style-name="Tabel4.A2" office:value-type="string">
            <text:p text:style-name="Table_20_Contents">Unsigned 16bit integer</text:p>
          </table:table-cell>
          <table:table-cell table:style-name="Tabel4.C2" office:value-type="string">
            <text:p text:style-name="Table_20_Contents">Number of tags in IFD</text:p>
          </table:table-cell>
        </table:table-row>
        <table:table-row>
          <table:table-cell table:style-name="Tabel4.A2" office:value-type="string">
            <text:p text:style-name="Table_20_Contents">2+(Tag index)*12</text:p>
          </table:table-cell>
          <table:table-cell table:style-name="Tabel4.A2" office:value-type="string">
            <text:p text:style-name="Table_20_Contents">Tag structure</text:p>
          </table:table-cell>
          <table:table-cell table:style-name="Tabel4.C2" office:value-type="string">
            <text:p text:style-name="Table_20_Contents">Tag</text:p>
          </table:table-cell>
        </table:table-row>
        <table:table-row>
          <table:table-cell table:style-name="Tabel4.A2" office:value-type="string">
            <text:p text:style-name="Table_20_Contents">2+(Tag count)*12</text:p>
          </table:table-cell>
          <table:table-cell table:style-name="Tabel4.A2" office:value-type="string">
            <text:p text:style-name="Table_20_Contents">Unsigned 32bit integer</text:p>
          </table:table-cell>
          <table:table-cell table:style-name="Tabel4.C2" office:value-type="string">
            <text:p text:style-name="Table_20_Contents">File offset of next IFD, or 0 if there is no next IFD</text:p>
          </table:table-cell>
        </table:table-row>
      </table:table>
      <text:p text:style-name="Text_20_body"/>
      <text:p text:style-name="Text_20_body">ClassicTIFF tag structure used inside this IFD structure is...</text:p>
      <table:table table:name="Tabel5" table:style-name="Tabel5">
        <table:table-column table:style-name="Tabel5.A" table:number-columns-repeated="3"/>
        <table:table-row>
          <table:table-cell table:style-name="Tabel5.A1" office:value-type="string">
            <text:p text:style-name="P1">Offset in tag structure</text:p>
          </table:table-cell>
          <table:table-cell table:style-name="Tabel5.A1" office:value-type="string">
            <text:p text:style-name="P1">Datatype</text:p>
          </table:table-cell>
          <table:table-cell table:style-name="Tabel5.C1" office:value-type="string">
            <text:p text:style-name="P1">Value</text:p>
          </table:table-cell>
        </table:table-row>
        <table:table-row>
          <table:table-cell table:style-name="Tabel5.A2" office:value-type="string">
            <text:p text:style-name="Table_20_Contents">0</text:p>
          </table:table-cell>
          <table:table-cell table:style-name="Tabel5.A2" office:value-type="string">
            <text:p text:style-name="Table_20_Contents">Unsigned 16bit integer</text:p>
          </table:table-cell>
          <table:table-cell table:style-name="Tabel5.C2" office:value-type="string">
            <text:p text:style-name="Table_20_Contents">Tag identification code</text:p>
          </table:table-cell>
        </table:table-row>
        <table:table-row>
          <table:table-cell table:style-name="Tabel5.A2" office:value-type="string">
            <text:p text:style-name="Table_20_Contents">2</text:p>
          </table:table-cell>
          <table:table-cell table:style-name="Tabel5.A2" office:value-type="string">
            <text:p text:style-name="Table_20_Contents">Unsigned 16bit integer</text:p>
          </table:table-cell>
          <table:table-cell table:style-name="Tabel5.C2" office:value-type="string">
            <text:p text:style-name="Table_20_Contents">Datatype of tag data</text:p>
          </table:table-cell>
        </table:table-row>
        <table:table-row>
          <table:table-cell table:style-name="Tabel5.A2" office:value-type="string">
            <text:p text:style-name="Table_20_Contents">4</text:p>
          </table:table-cell>
          <table:table-cell table:style-name="Tabel5.A2" office:value-type="string">
            <text:p text:style-name="Table_20_Contents">Unsigned 32bit integer</text:p>
          </table:table-cell>
          <table:table-cell table:style-name="Tabel5.C2" office:value-type="string">
            <text:p text:style-name="Table_20_Contents">Number of values in tag data</text:p>
          </table:table-cell>
        </table:table-row>
        <table:table-row>
          <table:table-cell table:style-name="Tabel5.A2" office:value-type="string">
            <text:p text:style-name="Table_20_Contents">8</text:p>
          </table:table-cell>
          <table:table-cell table:style-name="Tabel5.A2" office:value-type="string">
            <text:p text:style-name="Table_20_Contents">Tag datatype</text:p>
            <text:p text:style-name="Table_20_Contents">or </text:p>
            <text:p text:style-name="Table_20_Contents">Unsigned 32bit integer</text:p>
          </table:table-cell>
          <table:table-cell table:style-name="Tabel5.C2" office:value-type="string">
            <text:p text:style-name="Table_20_Contents">Tag data</text:p>
            <text:p text:style-name="Table_20_Contents">or</text:p>
            <text:p text:style-name="Table_20_Contents">File offset of tag data</text:p>
          </table:table-cell>
        </table:table-row>
      </table:table>
      <text:p text:style-name="Text_20_body"/>
      <text:p text:style-name="Text_20_body">BigTIFF IFD structure is...</text:p>
      <table:table table:name="Tabel6" table:style-name="Tabel6">
        <table:table-column table:style-name="Tabel6.A" table:number-columns-repeated="3"/>
        <table:table-row>
          <table:table-cell table:style-name="Tabel6.A1" office:value-type="string">
            <text:p text:style-name="P1">Offset in IFD structure</text:p>
          </table:table-cell>
          <table:table-cell table:style-name="Tabel6.A1" office:value-type="string">
            <text:p text:style-name="P1">Datatype</text:p>
          </table:table-cell>
          <table:table-cell table:style-name="Tabel6.C1" office:value-type="string">
            <text:p text:style-name="P1">Value</text:p>
          </table:table-cell>
        </table:table-row>
        <table:table-row>
          <table:table-cell table:style-name="Tabel6.A2" office:value-type="string">
            <text:p text:style-name="Table_20_Contents">0</text:p>
          </table:table-cell>
          <table:table-cell table:style-name="Tabel6.A2" office:value-type="string">
            <text:p text:style-name="Table_20_Contents">Unsigned 64bit integer</text:p>
          </table:table-cell>
          <table:table-cell table:style-name="Tabel6.C2" office:value-type="string">
            <text:p text:style-name="Table_20_Contents">Number of tags in IFD</text:p>
          </table:table-cell>
        </table:table-row>
        <table:table-row>
          <table:table-cell table:style-name="Tabel6.A2" office:value-type="string">
            <text:p text:style-name="Table_20_Contents">8+(Tag index)*20</text:p>
          </table:table-cell>
          <table:table-cell table:style-name="Tabel6.A2" office:value-type="string">
            <text:p text:style-name="Table_20_Contents">Tag structure</text:p>
          </table:table-cell>
          <table:table-cell table:style-name="Tabel6.C2" office:value-type="string">
            <text:p text:style-name="Table_20_Contents">Tag</text:p>
          </table:table-cell>
        </table:table-row>
        <table:table-row>
          <table:table-cell table:style-name="Tabel6.A2" office:value-type="string">
            <text:p text:style-name="Table_20_Contents">8+(Tag count)*20</text:p>
          </table:table-cell>
          <table:table-cell table:style-name="Tabel6.A2" office:value-type="string">
            <text:p text:style-name="Table_20_Contents">Unsigned 64bit integer</text:p>
          </table:table-cell>
          <table:table-cell table:style-name="Tabel6.C2" office:value-type="string">
            <text:p text:style-name="Table_20_Contents">File offset of next IFD, or 0 if there is no next IFD</text:p>
          </table:table-cell>
        </table:table-row>
      </table:table>
      <text:p text:style-name="Text_20_body"/>
      <text:p text:style-name="Text_20_body">BigTIFF tag structure used inside this IFD structure is...</text:p>
      <table:table table:name="Tabel7" table:style-name="Tabel7">
        <table:table-column table:style-name="Tabel7.A" table:number-columns-repeated="3"/>
        <table:table-row>
          <table:table-cell table:style-name="Tabel7.A1" office:value-type="string">
            <text:p text:style-name="P1">Offset in tag structure</text:p>
          </table:table-cell>
          <table:table-cell table:style-name="Tabel7.A1" office:value-type="string">
            <text:p text:style-name="P1">Datatype</text:p>
          </table:table-cell>
          <table:table-cell table:style-name="Tabel7.C1" office:value-type="string">
            <text:p text:style-name="P1">Value</text:p>
          </table:table-cell>
        </table:table-row>
        <table:table-row>
          <table:table-cell table:style-name="Tabel7.A2" office:value-type="string">
            <text:p text:style-name="Table_20_Contents">0</text:p>
          </table:table-cell>
          <table:table-cell table:style-name="Tabel7.A2" office:value-type="string">
            <text:p text:style-name="Table_20_Contents">Unsigned 16bit integer</text:p>
          </table:table-cell>
          <table:table-cell table:style-name="Tabel7.C2" office:value-type="string">
            <text:p text:style-name="Table_20_Contents">Tag identification code</text:p>
          </table:table-cell>
        </table:table-row>
        <text:soft-page-break/>
        <table:table-row>
          <table:table-cell table:style-name="Tabel7.A2" office:value-type="string">
            <text:p text:style-name="Table_20_Contents">2</text:p>
          </table:table-cell>
          <table:table-cell table:style-name="Tabel7.A2" office:value-type="string">
            <text:p text:style-name="Table_20_Contents">Unsigned 16bit integer</text:p>
          </table:table-cell>
          <table:table-cell table:style-name="Tabel7.C2" office:value-type="string">
            <text:p text:style-name="Table_20_Contents">Datatype of tag data</text:p>
          </table:table-cell>
        </table:table-row>
        <table:table-row>
          <table:table-cell table:style-name="Tabel7.A2" office:value-type="string">
            <text:p text:style-name="Table_20_Contents">4</text:p>
          </table:table-cell>
          <table:table-cell table:style-name="Tabel7.A2" office:value-type="string">
            <text:p text:style-name="Table_20_Contents">Unsigned 64bit integer</text:p>
          </table:table-cell>
          <table:table-cell table:style-name="Tabel7.C2" office:value-type="string">
            <text:p text:style-name="Table_20_Contents">Number of values in tag data</text:p>
          </table:table-cell>
        </table:table-row>
        <table:table-row>
          <table:table-cell table:style-name="Tabel7.A2" office:value-type="string">
            <text:p text:style-name="Table_20_Contents">12</text:p>
          </table:table-cell>
          <table:table-cell table:style-name="Tabel7.A2" office:value-type="string">
            <text:p text:style-name="Table_20_Contents">Tag datatype</text:p>
            <text:p text:style-name="Table_20_Contents">or </text:p>
            <text:p text:style-name="Table_20_Contents">Unsigned 64bit integer</text:p>
          </table:table-cell>
          <table:table-cell table:style-name="Tabel7.C2" office:value-type="string">
            <text:p text:style-name="Table_20_Contents">Tag data</text:p>
            <text:p text:style-name="Table_20_Contents">or</text:p>
            <text:p text:style-name="Table_20_Contents">File offset of tag data</text:p>
          </table:table-cell>
        </table:table-row>
      </table:table>
      <text:p text:style-name="Text_20_body"/>
      <text:p text:style-name="Text_20_body">Reading, decoding and interpreting an IFD, is a process that starts with a given file offset for this IFD. This file offset can be incorrect. It can point to a location inside the file header, or it can point to EOF or beyond EOF. This often occurs as a consequence of file truncation after partial transmition or partial download.</text:p>
      <text:p text:style-name="Text_20_body">It is often important to the user to be able to access the data that is present in a file, even when other parts are corrupted or absent. For example, it is entirely possible that the offset to the fifth IFD may point beyond EOF due to file truncation, but still the first four pages in the file may be completely specified and a user may want to retrieve them.</text:p>
      <text:p text:style-name="Text_20_body">This is why it is important for TIFF decoders and TIFF handling software in general to do proper "error attribution". A TIFF decoder layer needs to attribute this particular faulty situation to the fifth IFD, even though the actual pointer to this IFD is obtained from the final "File offset of next IFD" member of the fourth IFD, therefore allowing full access to the first four IFDs. The decoder calling code that receives an error return value upon accessing the fifth IFD, needs to be able to check whether there is an error attributed to this fifth IFD so as to be able to distinguish a IFD-local error situation, a TIFF-global error situation, and system-wide error situations like simply running out of working memory. This distinction can be vitally important in many applications. For example, it is impossible to build batch processors working on thousands of TIFF files without human supervision that both respond safely and correctly to system-wide error situations like running out of memory, and robustly to TIFF-global or IFD-local error sitations. If decoders do not properly support error attribution and containment, programmers building such software tend to sacrifice the correct respons to system-wide trouble and sooner or later disasters up to and including data loss do happen.</text:p>
      <text:p text:style-name="Text_20_body">Robust early error recovery and containment in TIFF decoders and applications can be quite involved. For example, an IFD-local error may occur when accessing an IFD that is a downsampled version of a partical TIFF page. In a decoder/application that aims to render that page, the correct respons is to attempt decoding of the next bigger downsampled version IFD or full-sized page IFD instead. If code is set out to provide both robust and correct respons, as well as full access to whatever data is accessible in one way or another, these considerations need to be part of the design on multiple levels.</text:p>
      <text:p text:style-name="Text_20_body">Any TIFF handling code needs to also check for circular IFD reference at this point. The most clearly understood circular IFD reference situation, is when the file header points to a particular IFD A as the first IFD. This IFD A in turn points to IFD B as next IFD B, and IFD B points to IFD A as the next IFD. Any code scanning through IFDs for whatever purpose may end up in an infinite loop in this situation. To protect itself from this situation, any TIFF decoder needs to maintain a table of IFD offsets.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Text_20_body">If the IFD offset is incorrect, the Preforma TIFF auto-corrector and compliance checker need to issue a non-fatal warning. The auto-corrector needs to remedy the situation by zeroing out the offset to this IFD, if indeed it was read as the final member of a previous IFD. It may need to change tag <text:soft-page-break/>data if it was read as part of an IFD offset array tag, or possibly remove a tag if it was the single item in an IFD offset array tag. A Preforma TIFF decoder needs to attribute an fatal error to this IFD locally, instead, and consistently return that error to calling code that tries to access any data or property of this particular IFD.</text:p>
      <text:p text:style-name="Text_20_body">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en any sensible IFD we've ever seen. This more restrictive sanity check enables the assumption that reading and decoding of the IFD structure is a fast operation with near immediate return, and that does tend to simplify the decoder design.</text:p>
      <text:p text:style-name="Text_20_body">A tag count that is clearly incorrect should trigger behaviour in Preforma TIFF auto-corrector and compliance checker, and decoder, that is very similar to the respons to bad IFD offset described earlier.</text:p>
      <text:p text:style-name="Text_20_body">A premature EOF at this stage should also trigger that same error behaviour, again attributing the error to the IFD.</text:p>
      <text:p text:style-name="Text_20_body"/>
      <text:h text:style-name="Heading_20_2" text:outline-level="2">3.2. The Preforma TIFF IFD tree</text:h>
      <text:h text:style-name="Heading_20_2" text:outline-level="2">3.3. IFD relations outside the scope of the Preforma TIFF subset to be interpreted and converted by the Preforma TIFF auto-corrector</text:h>
      <text:h text:style-name="P2" text:outline-level="1">4. The Preforma TIFF image IFD</text:h>
      <text:h text:style-name="P2" text:outline-level="1">Appendix A: Issues that require evaluation</text:h>
      <text:p text:style-name="Text_20_body">- Inclusion of BigTIFF sup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6H48M41S</meta:editing-duration>
    <meta:editing-cycles>6</meta:editing-cycles>
    <meta:generator>LibreOffice/3.3$Win32 LibreOffice_project/330m19$Build-202</meta:generator>
    <dc:date>2014-12-09T10:57:27.71</dc:date>
    <dc:creator>Joris Van Damme</dc:creator>
    <meta:document-statistic meta:table-count="7" meta:image-count="0" meta:object-count="0" meta:page-count="12" meta:paragraph-count="172" meta:word-count="4204" meta:character-count="24781"/>
    <meta:user-defined meta:name="Info 1"/>
    <meta:user-defined meta:name="Info 2"/>
    <meta:user-defined meta:name="Info 3"/>
    <meta:user-defined meta:name="Info 4"/>
  </office:meta>
</office:document-meta>
</file>